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text-properties style:font-name="Calibri1" fo:background-color="transparent"/>
    </style:style>
    <style:style style:name="P6" style:family="paragraph" style:parent-style-name="Dialog">
      <style:paragraph-properties fo:orphans="2" fo:widows="2"/>
    </style:style>
    <style:style style:name="P7" style:family="paragraph" style:parent-style-name="Dialog">
      <style:paragraph-properties fo:margin-left="0cm" fo:margin-right="0cm" fo:text-indent="0cm" style:auto-text-indent="false">
        <style:tab-stops/>
      </style:paragraph-properties>
      <style:text-properties fo:language="pl" fo:country="PL"/>
    </style:style>
    <style:style style:name="P8" style:family="paragraph" style:parent-style-name="Wierszyk">
      <style:paragraph-properties fo:margin-left="1.249cm" fo:margin-right="0cm" fo:text-indent="0cm" style:auto-text-indent="false">
        <style:tab-stops/>
      </style:paragraph-properties>
      <style:text-properties fo:language="pl" fo:country="PL"/>
    </style:style>
    <style:style style:name="P9" style:family="paragraph" style:parent-style-name="Endnote">
      <style:text-properties fo:language="pl" fo:country="PL"/>
    </style:style>
    <style:style style:name="P10" style:family="paragraph" style:parent-style-name="Text_20_body">
      <style:text-properties fo:language="pl" fo:country="PL"/>
    </style:style>
    <style:style style:name="P11" style:family="paragraph" style:parent-style-name="Text_20_body">
      <style:paragraph-properties fo:text-align="center" style:justify-single-word="false"/>
      <style:text-properties fo:language="pl" fo:country="PL"/>
    </style:style>
    <style:style style:name="P12" style:family="paragraph" style:parent-style-name="Text_20_body">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fo:language="pl" fo:country="PL" fo:background-color="transparent"/>
    </style:style>
    <style:style style:name="P18" style:family="paragraph" style:parent-style-name="Text_20_body">
      <style:paragraph-properties fo:orphans="2" fo:widows="2"/>
      <style:text-properties style:font-name="Calibri1"/>
    </style:style>
    <style:style style:name="P19" style:family="paragraph" style:parent-style-name="Text_20_body">
      <style:text-properties style:font-name="Calibri"/>
    </style:style>
    <style:style style:name="P20" style:family="paragraph" style:parent-style-name="Text_20_body">
      <style:paragraph-properties fo:orphans="2" fo:widows="2"/>
    </style:style>
    <style:style style:name="P21" style:family="paragraph" style:parent-style-name="Text_20_body">
      <style:paragraph-properties fo:margin-left="0cm" fo:margin-right="0cm" fo:orphans="2" fo:widows="2" fo:text-indent="1.251cm" style:auto-text-indent="false"/>
      <style:text-properties style:font-name="Calibri1"/>
    </style:style>
    <style:style style:name="P22"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3"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4" style:family="paragraph" style:parent-style-name="Überschrift_20_2">
      <style:text-properties fo:language="pl" fo:country="PL"/>
    </style:style>
    <style:style style:name="P25" style:family="paragraph" style:parent-style-name="Überschrift_20_2">
      <style:text-properties style:font-name="Calibri"/>
    </style:style>
    <style:style style:name="P26" style:family="paragraph" style:parent-style-name="Überschrift_20_2">
      <style:text-properties style:font-name="Calibri" fo:language="pl" fo:country="PL"/>
    </style:style>
    <style:style style:name="P27" style:family="paragraph" style:parent-style-name="Dialog" style:list-style-name="L1"/>
    <style:style style:name="P28" style:family="paragraph" style:parent-style-name="Dialog" style:list-style-name="L1">
      <style:text-properties style:font-name="Calibri1"/>
    </style:style>
    <style:style style:name="P29" style:family="paragraph" style:parent-style-name="Dialog" style:list-style-name="L3">
      <style:text-properties style:font-name="Calibri1"/>
    </style:style>
    <style:style style:name="P30" style:family="paragraph" style:parent-style-name="Dialog" style:list-style-name="L4">
      <style:text-properties style:font-name="Calibri1" fo:background-color="transparent"/>
    </style:style>
    <style:style style:name="P31" style:family="paragraph" style:parent-style-name="Dialog" style:list-style-name="L5">
      <style:text-properties style:font-name="Calibri1"/>
    </style:style>
    <style:style style:name="P32" style:family="paragraph" style:parent-style-name="Dialog" style:list-style-name="L7">
      <style:text-properties style:font-name="Calibri1"/>
    </style:style>
    <style:style style:name="P33" style:family="paragraph" style:parent-style-name="Dialog" style:list-style-name="L8">
      <style:text-properties style:font-name="Calibri1"/>
    </style:style>
    <style:style style:name="P34" style:family="paragraph" style:parent-style-name="Dialog" style:list-style-name="L1">
      <style:text-properties style:font-name="Calibri"/>
    </style:style>
    <style:style style:name="P35" style:family="paragraph" style:parent-style-name="Dialog" style:list-style-name="L6">
      <style:text-properties style:font-name="Calibri"/>
    </style:style>
    <style:style style:name="P36" style:family="paragraph" style:parent-style-name="Dialog" style:list-style-name="L2">
      <style:paragraph-properties fo:orphans="2" fo:widows="2"/>
      <style:text-properties fo:language="pl" fo:country="PL"/>
    </style:style>
    <style:style style:name="P37" style:family="paragraph" style:parent-style-name="Dialog" style:list-style-name="L10">
      <style:text-properties fo:language="pl" fo:country="PL"/>
    </style:style>
    <style:style style:name="P38" style:family="paragraph" style:parent-style-name="Dialog" style:list-style-name="L10">
      <style:paragraph-properties fo:text-align="start" style:justify-single-word="false"/>
      <style:text-properties fo:language="pl" fo:country="PL"/>
    </style:style>
    <style:style style:name="P39" style:family="paragraph" style:parent-style-name="Dialog" style:list-style-name="L4">
      <style:text-properties fo:background-color="transparent"/>
    </style:style>
    <style:style style:name="P40" style:family="paragraph" style:parent-style-name="Dialog" style:list-style-name="L6"/>
    <style:style style:name="P41" style:family="paragraph" style:parent-style-name="Dialog" style:list-style-name="L7"/>
    <style:style style:name="P42" style:family="paragraph" style:parent-style-name="Dialog" style:list-style-name="L9"/>
    <style:style style:name="P43" style:family="paragraph" style:parent-style-name="Heading" style:master-page-name="MP0">
      <style:paragraph-properties style:page-number="auto" fo:break-before="page"/>
      <style:text-properties fo:language="pl" fo:country="PL"/>
    </style:style>
    <style:style style:name="P44" style:family="paragraph" style:parent-style-name="Text_20_body" style:list-style-name="L1">
      <style:text-properties fo:language="pl" fo:country="PL"/>
    </style:style>
    <style:style style:name="P45"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ynastia Sobieskich – tom II, „Pola Chwały”</text:p>
      <text:h text:style-name="P24" text:outline-level="2">Rozdział I</text:h>
      <text:p text:style-name="P10"/>
      <text:p text:style-name="P10">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9">Tak po kampanii 1672 roku Tatarzy i Turcy nazywali Jana Sobieskiego.</text:p></text:note-body></text:note></text:span></text:span><text:span text:style-name="T2">.</text:span></text:p>
      <text:p text:style-name="P10">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10">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10">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10">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10">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8">„Idzie żołnierz borem, lasem</text:p>
      <text:p text:style-name="P8">Przymierając z głodu czasem.</text:p>
      <text:p text:style-name="P8">Suknia na nim nie blakuje,</text:p>
      <text:p text:style-name="P8">Wiatr dziurami przelatuje.</text:p>
      <text:p text:style-name="P8">Chociaż żołnierz nieodziany,</text:p>
      <text:p text:style-name="P8">Przecie pójdzie między pany.</text:p>
      <text:p text:style-name="P8">Trza żołnierza poratować,</text:p>
      <text:p text:style-name="P8">Soli jemu nie żałować.</text:p>
      <text:p text:style-name="P8">Wtenczas żołnierza szanują,</text:p>
      <text:p text:style-name="P8">Kiedy trwogę na się czują”</text:p>
      <text:p text:style-name="P10">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10">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10"><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10">I wówczas wyruszyli.</text:p>
      <text:p text:style-name="P10">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9">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10">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10">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10">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10"/>
      <text:h text:style-name="P24" text:outline-level="2">Rozdział II</text:h>
      <text:p text:style-name="P10">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10">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10">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10">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10">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10">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10">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10">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10">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10">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0">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8092868984237539256" text:style-name="L1">
        <text:list-item>
          <text:p text:style-name="P27"><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7"><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7"><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7"><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7"><text:span text:style-name="T10">Tak, ale dalej na wsch</text:span><text:span text:style-name="T5">ó</text:span><text:span text:style-name="T10">d od Lwowa miejsc bezpiecznych nie ma.</text:span></text:p>
        </text:list-item>
        <text:list-item>
          <text:p text:style-name="P27"><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7"><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7"><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7"><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7"><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7"><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8">Właśnie, po ostatnich tatarskich oblężeniach, co i nawet okupować się musieli, za króla poprzedniego – wtrącił wojewoda.</text:p>
        </text:list-item>
        <text:list-item>
          <text:p text:style-name="P27"><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7"><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7"><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3">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29349345" text:continue-numbering="true" text:style-name="L1">
        <text:list-item>
          <text:p text:style-name="P34">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4">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4"/>
        </text:list-item>
      </text:list>
      <text:p text:style-name="P11">* <text:s/>* <text:s/>*</text:p>
      <text:p text:style-name="P10">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po spodziewanym wreszcie po kampanii pokoju, interesują się. Postanowił zatem być bliżej wydarzeń i za królem polskim pojechać.</text:span></text:p>
      <text:p text:style-name="P10"/>
      <text:p text:style-name="P11">* <text:s/>* <text:s/>*</text:p>
      <text:p text:style-name="P10"/>
      <text:p text:style-name="P10">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10">Pojechał zatem de Gourdant do Rouen.</text:p>
      <text:p text:style-name="P10">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10">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1"/>
      <text:p text:style-name="P11">* <text:s/>* <text:s/>*</text:p>
      <text:p text:style-name="P10">"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10"/>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niedawno zmar</text:span><text:span text:style-name="T6">ł</text:span><text:span text:style-name="T11">ego </text:span><text:span text:style-name="T2">pana Czarneckiego</text:span><text:span text:style-name="T2">,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text:span><text:soft-page-break/><text:span text:style-name="T2">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10">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10">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9">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10">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10">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9">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9">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10">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10">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10">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10"><text:s/></text:p>
      <text:h text:style-name="P26" text:outline-level="2">Rozdział III</text:h>
      <text:p text:style-name="P10">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10"><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10">Tak perorował pan hetman wielki litewski, "zaś na pewno wzbogacą się na niej kiesy sojuszników Cesarza", dodając w myśli. Odrzekł mu generał Gosiewski:</text:p>
      <text:list xml:id="list123414709459905948" text:style-name="L10">
        <text:list-item>
          <text:p text:style-name="P37">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list-item>
        <text:list-item>
          <text:p text:style-name="P38">W wojnie ze Szwedem poprzedniej – doda<text:span text:style-name="T5">ł</text:span><text:span text:style-name="T10"> hetman – Cesarz jako sojusznik wierny si</text:span><text:span text:style-name="T5">ę</text:span><text:span text:style-name="T10"> sprawdzi</text:span><text:span text:style-name="T5">ł</text:span><text:span text:style-name="T10">. Godzi si</text:span><text:span text:style-name="T5">ę</text:span><text:span text:style-name="T10"> wi</text:span><text:span text:style-name="T5">ę</text:span><text:span text:style-name="T10">c, </text:span><text:span text:style-name="T5">ż</text:span><text:span text:style-name="T10">e w aktualnej potrzebie z Turkiem Korona ci</text:span><text:span text:style-name="T5">ęż</text:span><text:span text:style-name="T10">ar walk na si</text:span><text:span text:style-name="T5">ę</text:span><text:span text:style-name="T10"> bierze. <text:s/>A </text:span><text:span text:style-name="T5">ż</text:span><text:span text:style-name="T10">e w wojnie takiej, w</text:span><text:span text:style-name="T5">ó</text:span><text:span text:style-name="T10">dz wielki na tyrana wyrosn</text:span><text:span text:style-name="T5">ąć może i wyrasta, to rzecz pewna. Tym lepiej zatem, że Cesarz i obronę praw naszych, naszej wolności złotej, na siebie weźmie. My nic na tym nie stracim, nic nawet przedsięwziąć nie musim. Stamtąd, z serca Chrześcijaństwa, nasze prawa płyną, i decyzje wszelkie, i odpowiedzialność tam niech spoczywa.</text:span></text:p>
        </text:list-item>
      </text:list>
      <text:p text:style-name="P12">Tu będzie tyrada na temat zalet utraty niepodległości na rzecz imperium.</text:p>
      <text:p text:style-name="P10">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10">Przemówił zatem ponownie hetman wielki litewski:</text:p>
      <text:p text:style-name="P3"><text:soft-page-break/>-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10">Tu przerwał i spojrzał w twarze zgromadzonego narodu szlacheckiego. Wąsate oblicza Sarmatów z pewnym niezrozumieniem wpatrywały się w perorującego hetmana.</text:p>
      <text:p text:style-name="P10">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10">I tak Sapiehowie opuścili obrady konfederacji litewskiej w Widzach. Generał Gosiewski, widząc to, spytał hetmana Paca głosem przyciszonym:</text:p>
      <text:p text:style-name="P3">- Przejdą do Sobieskiego. Nie powstrzymamy ich?</text:p>
      <text:p text:style-name="P10">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9">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text:span><text:soft-page-break/><text:span text:style-name="T2">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10">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10">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10">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10">Tego wieczora do obozu wmaszerowały wojska z Litwy przybyłe.</text:p>
      <text:p text:style-name="P10">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9">Relacja Erazma Otwinowskiego z 1699 roku</text:p></text:note-body></text:note></text:span></text:span><text:span text:style-name="T2">. </text:span></text:p>
      <text:p text:style-name="P10"><text:soft-page-break/>Tydzień później nadciągnął pod Bar sam Sobieski, a i działa z Trembowli wreszcie dotarły. </text:p>
      <text:p text:style-name="P10">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10"/>
      <text:h text:style-name="P26" text:outline-level="2">Rozdział IV</text:h>
      <text:p text:style-name="P10">"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10">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10">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text:soft-page-break/></text:p>
      <text:p text:style-name="P3"/>
      <text:p text:style-name="P10">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10">Tak oto, mimo pory zimowej, ponownie ruszyła machina bojowa wielkiego państwa tureckiego. Może jeszcze da się skłonić Lachów do pokoju takiego, który nie byłby dla sułtana uwłaczający.</text:p>
      <text:p text:style-name="P10">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10">"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10"><text:soft-page-break/>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25" text:outline-level="2">Rozdział V</text:h>
      <text:p text:style-name="P10">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10">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10">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10">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10">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text:soft-page-break/>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10">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10">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10">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text:soft-page-break/>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10">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10"><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2249203453677993987" text:style-name="L2">
        <text:list-header>
          <text:p text:style-name="P36"><text:soft-page-break/>-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778813846339821372" text:style-name="L3">
        <text:list-header>
          <text:p text:style-name="P29"><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text:soft-page-break/>-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5049741977048713182" text:style-name="L4">
        <text:list-header>
          <text:p text:style-name="P39">-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30">- A co z tymi tutaj?</text:p>
          <text:p text:style-name="P30"><text:soft-page-break/>- Znaczniejszych w pęta i do obozu pod Kamieńcem, resztę do diabła posłać.</text:p>
        </text:list-header>
      </text:list>
      <text:p text:style-name="P22">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pan text:style-name="T5">kolumną Modrzewskiego i drugą Bogusza ruszył. Dwa dni później przeprawili się przez Żwańczyk i w jego dolinie miejsce sobie wyznaczone zajęli.</text:span></text:p>
      <text:p text:style-name="P22"><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text:soft-page-break/>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text:soft-page-break/>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9"><text:soft-page-break/><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146407446175817036" text:style-name="L5">
        <text:list-item>
          <text:p text:style-name="P31">Ten atak na naszej prawej powstrzymać trzeba! Inaczej odetną środek!</text:p>
        </text:list-item>
        <text:list-item>
          <text:p text:style-name="P31">Nie mamy już czym ich powstrzymać!</text:p>
        </text:list-item>
        <text:list-item>
          <text:p text:style-name="P31">Tatarzy kontratakować muszą! Gdzie Selim?</text:p>
        </text:list-item>
        <text:list-item>
          <text:p text:style-name="P31">Tatarzy już uszli za Dniestr, powstrzymać zaś giaurów jedynie Żwaniec i nasz wczorajszy obóz może.</text:p>
        </text:list-item>
        <text:list-item>
          <text:p text:style-name="P31">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10">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9">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5098382004550337684" text:style-name="L6">
        <text:list-item>
          <text:p text:style-name="P40">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40">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40"><text:soft-page-break/><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40"><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40"><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5">Bez Podola szlachta pokoju nie zechce...</text:p>
        </text:list-item>
        <text:list-item>
          <text:p text:style-name="P40"><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40"><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40"><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5">Handel przez Dzikie Pola?</text:p>
        </text:list-item>
        <text:list-item>
          <text:p text:style-name="P40"><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4912486599068870315" text:style-name="L7">
        <text:list-item>
          <text:p text:style-name="P41"><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5"><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41"><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41"><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2">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text:span><text:soft-page-break/><text:span text:style-name="T5">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4177433557543883257" text:style-name="L8">
        <text:list-item>
          <text:p text:style-name="P33">a co tam, mości strażniku?</text:p>
        </text:list-item>
        <text:list-item>
          <text:p text:style-name="P33">Poseł rosyjski do Waszej Miłości przystępu żądał, czego mu straże za rozkazem Waszym odmówili. Tedy poseł awanturować się począł, że przecie rozmowy z Turkiem też jego cara dotyczą, aż po gębie nie dostał.</text:p>
        </text:list-item>
        <text:list-item>
          <text:p text:style-name="P33">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6415096006066593541" text:style-name="L9">
        <text:list-item>
          <text:p text:style-name="P42"><text:soft-page-break/>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8">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20"><text:span text:style-name="T5">Wreszcie, po tygodniu rozmów, po licznych potach wylanych przez posłów francuskich, po demonstracyjnym wyjeździe posła carskiego, po wtargnięciu do namiotu pana Hyde'a jako posła angielskiego się prezentującego, dokument rozejmowy w namiocie wielkiego chana podpisano. Oto województwo podolskie do Korony powracało, jednak bez Kamieńca. Część niewielka województwa bracławskiego także, lecz większość przy sułtanie pozostać miała, a to dla obdarowania Kozaków </text:span><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text:s/>zobowiązał się tę walkę wspierać, lecz nieorężnie. Cz</text:span><text:span text:style-name="T5">ęś</text:span><text:span text:style-name="T5">ci</text:span><text:span text:style-name="T5">ą</text:span><text:span text:style-name="T5"> wsparcia tego handel mia</text:span><text:span text:style-name="T5">ł</text:span><text:span text:style-name="T5"> by</text:span><text:span text:style-name="T5">ć</text:span><text:span text:style-name="T5">, kt</text:span><text:span text:style-name="T5">ó</text:span><text:span text:style-name="T5">ry przez Dniestr i Morze Czarne mi</text:span><text:span text:style-name="T5">ę</text:span><text:span text:style-name="T5">dzy Rzecz</text:span><text:span text:style-name="T5">ą</text:span><text:span text:style-name="T5">pospolit</text:span><text:span text:style-name="T5">ą</text:span><text:span text:style-name="T5"> a Su</text:span><text:span text:style-name="T5">ł</text:span><text:span text:style-name="T5">tana i Chana dziedzinami odnowi</text:span><text:span text:style-name="T5">ć</text:span><text:span text:style-name="T5"> si</text:span><text:span text:style-name="T5">ę</text:span><text:span text:style-name="T5"> mia</text:span><text:span text:style-name="T5">ł</text:span><text:span text:style-name="T5">. Organizacj</text:span><text:span text:style-name="T5">ę</text:span><text:span text:style-name="T5"> tego handlu, kantory, faktorie, banki i udzia</text:span><text:span text:style-name="T5">ł</text:span><text:span text:style-name="T5">y, dok</text:span><text:span text:style-name="T5">ł</text:span><text:span text:style-name="T5">adnie do</text:span><text:span text:style-name="T5">ść</text:span><text:span text:style-name="T5"> sam pan Hyde w dokumencie rozejmowym opisa</text:span><text:span text:style-name="T5">ł</text:span><text:span text:style-name="T5">. Ten dokument, pomniejsze regulacje te</text:span><text:span text:style-name="T5">ż</text:span><text:span text:style-name="T5"> zawieraj</text:span><text:span text:style-name="T5">ą</text:span><text:span text:style-name="T5">cy, poselstwo Sobieskiego do Konstantynopola zawieść miało. Przy tem umówiono z Turkami, że poselstwo też otworzy kantor w Stambule dla nowejpolskiej kompanii. Zgodzono się na otwarcie faktorii w Kilii i Białogrodzie i na przepływ statków z polskimi towarami przez Bosfor.</text:span></text:p>
      <text:p text:style-name="P18">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8">Peter Pirwitz, wraz z kompanią muszkieterską straż przy namiocie polskiej delegacji odprawujący, teraz wmieszał się pomiędzy straż wojewody ruskiego. Usłyszał, jak jenerał cudzoziemskiego autoramentu do pana Jab<text:span text:style-name="T5">ł</text:span>onowskiego cicho mówił:</text:p>
      <text:p text:style-name="Dialog">- Czy<text:span text:style-name="T5">ż</text:span><text:span text:style-name="T10"> nie potrzeba nam wi</text:span><text:span text:style-name="T5">ę</text:span><text:span text:style-name="T10">cej jazdy dla ochrony Rusi od czambu</text:span><text:span text:style-name="T5">łó</text:span><text:span text:style-name="T10">w pozostawi</text:span><text:span text:style-name="T5">ć</text:span><text:span text:style-name="T10">? Ostawi</text:span><text:span text:style-name="T5">ć</text:span><text:span text:style-name="T10">, zamiast, gdy potrzeba gromienia Tatar</text:span><text:span text:style-name="T5">ó</text:span><text:span text:style-name="T10">w przyjdzie?</text:span></text:p>
      <text:p text:style-name="Dialog"><text:span text:style-name="T10">- Z Tatary przecie pok</text:span><text:span text:style-name="T5">ó</text:span><text:span text:style-name="T10">j zawarli</text:span><text:span text:style-name="T5">ś</text:span><text:span text:style-name="T10">my.</text:span></text:p>
      <text:p text:style-name="Dialog"><text:span text:style-name="T10">- A kiedy</text:span><text:span text:style-name="T5">ż</text:span><text:span text:style-name="T10"> to oni pok</text:span><text:span text:style-name="T5">ó</text:span><text:span text:style-name="T10">j przestrzegali! Wielkich czambu</text:span><text:span text:style-name="T5">łó</text:span><text:span text:style-name="T10">w nie b</text:span><text:span text:style-name="T5">ę</text:span><text:span text:style-name="T10">dzie, ale i drobne napady starcz</text:span><text:span text:style-name="T5">ą</text:span><text:span text:style-name="T10">, aby ta ziemia krwi</text:span><text:span text:style-name="T5">ą</text:span><text:span text:style-name="T10"> chrze</text:span><text:span text:style-name="T5">ś</text:span><text:span text:style-name="T10">cija</text:span><text:span text:style-name="T5">ń</text:span><text:span text:style-name="T10">sk</text:span><text:span text:style-name="T5">ą</text:span><text:span text:style-name="T10"> krwawi</text:span><text:span text:style-name="T5">ł</text:span><text:span text:style-name="T10">a. Wa</text:span><text:span text:style-name="T5">ść</text:span><text:span text:style-name="T10"> najlepiej wiesz, w tysi</text:span><text:span text:style-name="T5">ą</text:span><text:span text:style-name="T10">ce to i przed wojn</text:span><text:span text:style-name="T5">ą</text:span><text:span text:style-name="T10"> jasyru sz</text:span><text:span text:style-name="T5">ł</text:span><text:span text:style-name="T10">o...</text:span></text:p>
      <text:p text:style-name="P4"><text:span text:style-name="T10">- Handel! Niech tylko si</text:span><text:span text:style-name="T5">ę</text:span><text:span text:style-name="T10"> szlak lewanty</text:span><text:span text:style-name="T5">ń</text:span><text:span text:style-name="T10">ski rozwinie, a i Tatarzy si</text:span><text:span text:style-name="T5">ę</text:span><text:span text:style-name="T10"> przekonaj</text:span><text:span text:style-name="T5">ą, iż lepiej z nami handlować niż wojować.</text:span> Wojnę z Turkiem zakończyli<text:span text:style-name="T5">ś</text:span>my.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6"><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17"><text:soft-page-break/>„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generała Okopem Świętej Trójcy nazwana</text:span><text:span text:style-name="T14">. Od razu tam</text:span><text:span text:style-name="T9">ż</text:span><text:span text:style-name="T14">e powstawa</text:span><text:span text:style-name="T9">ł</text:span><text:span text:style-name="T14"> przy niej port rzeczny, prace tam</text:span><text:span text:style-name="T9">ż</text:span><text:span text:style-name="T14">e jednak z wiosn</text:span><text:span text:style-name="T9">ą</text:span><text:span text:style-name="T14"> dopiero mia</text:span><text:span text:style-name="T9">ł</text:span><text:span text:style-name="T14">y si</text:span><text:span text:style-name="T9">ę</text:span><text:span text:style-name="T14"> na dobre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text:span><text:span text:style-name="T14">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Dialog"><text:span text:style-name="T14">- 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Dialog"><text:span text:style-name="T9">- Zaszczyt mi, ojczy</text:span><text:span text:style-name="T9">ź</text:span><text:span text:style-name="T9">nie i kr</text:span><text:span text:style-name="T9">ó</text:span><text:span text:style-name="T9">lowi jegomo</text:span><text:span text:style-name="T9">ś</text:span><text:span text:style-name="T9">ci s</text:span><text:span text:style-name="T9">ł</text:span><text:span text:style-name="T9">u</text:span><text:span text:style-name="T9">ż</text:span><text:span text:style-name="T9">y</text:span><text:span text:style-name="T9">ć</text:span><text:span text:style-name="T9"> – odrzek</text:span><text:span text:style-name="T9">ł</text:span><text:span text:style-name="T9"> pan namiestnik ostro</text:span><text:span text:style-name="T9">ż</text:span><text:span text:style-name="T9">nie.</text:span></text:p>
      <text:p text:style-name="Dialog"><text:span text:style-name="T9">- Dobrze te</text:span><text:span text:style-name="T9">ż</text:span><text:span text:style-name="T9">, peregrynacj</text:span><text:span text:style-name="T9">ę</text:span><text:span text:style-name="T9"> w ciekawe obce kraje przy okazji takiej odprawi</text:span><text:span text:style-name="T9">ć</text:span><text:span text:style-name="T9"> – u</text:span><text:span text:style-name="T9">ś</text:span><text:span text:style-name="T9">miechn</text:span><text:span text:style-name="T9">ął</text:span><text:span text:style-name="T9"> si</text:span><text:span text:style-name="T9">ę</text:span><text:span text:style-name="T9"> pan wojewoda – przecie w czas pokoju szlachta mazowiecka daleko poza dom si</text:span><text:span text:style-name="T9">ę</text:span><text:span text:style-name="T9"> nie rusza.</text:span></text:p>
      <text:p text:style-name="Dialog"><text:span text:style-name="T9">- Prawda to, u nas niewielu dalej ni</text:span><text:span text:style-name="T9">ż</text:span><text:span text:style-name="T9"> do Radomia si</text:span><text:span text:style-name="T9">ę</text:span><text:span text:style-name="T9"> nie rusza, na elekcj</text:span><text:span text:style-name="T9">ę</text:span><text:span text:style-name="T9"> chyba, a to cz</text:span><text:span text:style-name="T9">ę</text:span><text:span text:style-name="T9">ste ostatnio, niestety.</text:span></text:p>
      <text:p text:style-name="Dialog"><text:span text:style-name="T9">- Daj B</text:span><text:span text:style-name="T9">ó</text:span><text:span text:style-name="T9">g, aby niepr</text:span><text:span text:style-name="T9">ę</text:span><text:span text:style-name="T9">dko teraz nowa elekcja nasta</text:span><text:span text:style-name="T9">ł</text:span><text:span text:style-name="T9">a. Wszak jego wysoko</text:span><text:span text:style-name="T9">ść</text:span><text:span text:style-name="T9"> wsp</text:span><text:span text:style-name="T9">ół</text:span><text:span text:style-name="T9">kr</text:span><text:span text:style-name="T9">ó</text:span><text:span text:style-name="T9">l Jakub tak samo obran jak i jego ojciec.</text:span></text:p>
      <text:p text:style-name="Dialog"><text:span text:style-name="T9">- Daj B</text:span><text:span text:style-name="T9">ó</text:span><text:span text:style-name="T9">g te</text:span><text:span text:style-name="T9">ż</text:span><text:span text:style-name="T9"> i kr</text:span><text:span text:style-name="T9">ó</text:span><text:span text:style-name="T9">lowi Janowi jak najd</text:span><text:span text:style-name="T9">ł</text:span><text:span text:style-name="T9">u</text:span><text:span text:style-name="T9">ż</text:span><text:span text:style-name="T9">sze panowanie i wojska dow</text:span><text:span text:style-name="T9">ó</text:span><text:span text:style-name="T9">dztwo.</text:span></text:p>
      <text:p text:style-name="P5">- W jego służbie w podróż nową waści chcę wysłać. Niewojenną wprawdzie, lecz od grasantów, kozaków, i bandytów na baczności mieć się będziecie. Trzeba Dniestru bieg odtąd aż do morza wybadać, miejsca dogodne na porty ustalić, a miejsca niebezpieczne dla żeglugi oznaczyć. Wszystko to pięknie mi w memuarze Waść opiszesz, a nakoniec też i port u Dniestru ujścia do morza. Tam zbuduje się kantor, aby dobra z łódek rzecznych na statki morskie przekładać.</text:p>
      <text:p text:style-name="Dialog"><text:span text:style-name="T9">- Statki? Morze? - Ostrowski z trudem odzyska</text:span><text:span text:style-name="T9">ł</text:span><text:span text:style-name="T9"> g</text:span><text:span text:style-name="T9">ł</text:span><text:span text:style-name="T9">os</text:span></text:p>
      <text:p text:style-name="Dialog"><text:span text:style-name="T9">- Tak, musimy odbudowa</text:span><text:span text:style-name="T9">ć</text:span><text:span text:style-name="T9"> szlak handlowy do wielkich miast wschodnich, do Konstantynopola, Damaszku... Wa</text:span><text:span text:style-name="T9">ść</text:span><text:span text:style-name="T9"> wiesz, </text:span><text:span text:style-name="T9">ż</text:span><text:span text:style-name="T9">e handel narody bogaci?</text:span></text:p>
      <text:p text:style-name="Dialog"><text:span text:style-name="T9">- Czy</text:span><text:span text:style-name="T9">ż przystoi rycerstwu o handlu rozprawiać? Nie jest to rzecz dla łyczków i Żydowin?</text:span></text:p>
      <text:p text:style-name="P5">- Na Mazowszu zapewne, gdy w Radomiu wóz jabłek kupują, by je w Warszawie sprzedać, i jeszcze połowa ich zgnita. A przecie my będziemy całymi okrętami przywozili sukno i broń w zamian za nasze srebro i konie, gdy pokój w Rzeczypospolitej nastanie. Każdy będzie to oddawał, czego mu zbywa, a to dostawał, czego mu brak. Tak wszyscy bogatsi będą, a nikt krzywdy nie poniesie. Waść też na tym wzbogacić się możesz, a to godzi się, aby kawalerowie tacy wierni zysk te<text:span text:style-name="T5">ż</text:span> mieli, gdy g<text:span text:style-name="T5">ł</text:span>owy teraz p<text:span text:style-name="T5">ół</text:span> darmo nadstawiaj<text:span text:style-name="T5">ą</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text:soft-page-break/>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Nagle ujrzeli wyje</text:span><text:span text:style-name="T5">ż</text:span>d<text:span text:style-name="T5">ż</text:span>aj<text:span text:style-name="T5">ą</text:span>cy na nich oddzia<text:span text:style-name="T5">ł</text:span> zupe<text:span text:style-name="T5">ł</text:span>nie tutaj niespodziany. <text:span text:style-name="T5">Starczyński</text:span> oczom swoim nie wierzył. <text:span text:style-name="T5">Oto naprzeciw siebie miał oddział</text:span> w blachy stalowe odzianych, jak najbardziej cudzoziemskich rajtarów pod czarno-bia<text:span text:style-name="T5">ł</text:span>ym sztandarem. Na wielkich koniach siedz<text:span text:style-name="T5">ą</text:span>cy, wielkiego wzrostu <text:span text:style-name="T5">ż</text:span>o<text:span text:style-name="T5">ł</text:span>nierze, byli jednakowo ubrani w wysokie buty, pludry, pancerze i he<text:span text:style-name="T5">ł</text:span>my zakrywaj<text:span text:style-name="T5">ą</text:span>ce im ca<text:span text:style-name="T5">ł</text:span>e twarze. Oficerowi widać było spod szerokiego, głęboko osadzonego kapelusza czubki na szwedzko przystrzyżonych płowych wąsów. </text:p>
      <text:p text:style-name="P4">- Wszelki duch, skąd tu się szwedzkie wojsko wzięło?</text:p>
      <text:p text:style-name="P4">- My jesteśmy kurlandzkie wojsko, Prinz Kettler jako lennik wierny wysłał nas wspomóc Rzeczpospolitą.</text:p>
      <text:p text:style-name="P4">- No toście szybko dotarli. Właśnie wojnę zakończyliśmy.</text:p>
      <text:p text:style-name="P4">- My walczymy już od Oktober, a walczyliśmy tutaj, aby Kozaki was od tyłu nie zaszli. Już ich też w fortecy Pawolotsch osaczyliśmy. D<text:span text:style-name="T5">ł</text:span>ugo te<text:span text:style-name="T5">ż</text:span> ich oblegamy, ale nie mamy piechot ni armat, wi<text:span text:style-name="T5">ę</text:span>c ich g<text:span text:style-name="T5">ł</text:span>odem wzi<text:span text:style-name="T5">ąć</text:span> chcieli<text:span text:style-name="T5">ś</text:span>my. Tymczasem zim<text:span text:style-name="T5">ą</text:span> g<text:span text:style-name="T5">ł</text:span>odujemy sami, a Kozacy znowu i znowu pomoc od moskiewskiej strony dostaj<text:span text:style-name="T5">ą</text:span>.</text:p>
      <text:p text:style-name="Text_20_body">Bidzi<text:span text:style-name="T5">ń</text:span><text:span text:style-name="T10">ski nakaza</text:span><text:span text:style-name="T5">ł</text:span><text:span text:style-name="T10"> zatem r</text:span>oz<text:span text:style-name="T5">ł</text:span><text:span text:style-name="T10">o</text:span><text:span text:style-name="T5">ży</text:span><text:span text:style-name="T5">ć</text:span><text:span text:style-name="T5"> porz</text:span><text:span text:style-name="T5">ą</text:span><text:span text:style-name="T5">dne </text:span><text:span text:style-name="T10">obl</text:span><text:span text:style-name="T5">ęż</text:span><text:span text:style-name="T10">enie</text:span>. Pawo<text:span text:style-name="T5">ł</text:span><text:span text:style-name="T10">ocz by</text:span><text:span text:style-name="T5">ł</text:span><text:span text:style-name="T10">a dogodnie położona, pośród rozlewisk przy ujściu Pawołoczki do Rastawicy, na przecięciu szlaków komunikacyjnych pomiędzy Bracławiem a Biała Cerkwią i Kijowem. Posiadała murowany i dobrze zaopatrzony zamek, oddzielony od reszty miasta fosą, chronion</text:span><text:span text:style-name="T5">ą</text:span><text:span text:style-name="T10"> drewnianymi palisadami. Jej komendant płk. kozacki Semen Artysz wzmoni</text:span><text:span text:style-name="T5">ł</text:span><text:span text:style-name="T10"> </text:span><text:span text:style-name="T5">fortecę</text:span><text:span text:style-name="T10"> jeszcze o </text:span>czworok<text:span text:style-name="T5">ą</text:span><text:span text:style-name="T10">tny okop z bastionami na rogach, dop</text:span><text:span text:style-name="T5">ł</text:span><text:span text:style-name="T10">ywu kozactwa do swojej za</text:span><text:span text:style-name="T5">ł</text:span><text:span text:style-name="T10">ogi spodziewaj</text:span><text:span text:style-name="T5">ą</text:span><text:span text:style-name="T10">c si</text:span><text:span text:style-name="T5">ę</text:span><text:span text:style-name="T10">. Ca</text:span><text:span text:style-name="T5">ł</text:span><text:span text:style-name="T10">kiem s</text:span><text:span text:style-name="T5">ł</text:span><text:span text:style-name="T10">usznie, po zawarciu pokoju liczba obrońców urosła do liczby ok. 4000 ludzi z ustanowionym pokojem niepogodzonych. Bidzi</text:span><text:span text:style-name="T5">ń</text:span><text:span text:style-name="T10">ski zatem, podr</text:span><text:span text:style-name="T5">ę</text:span><text:span text:style-name="T10">cznikowe obl</text:span><text:span text:style-name="T5">ęże</text:span><text:span text:style-name="T10">nie rozk</text:span><text:span text:style-name="T5">ł</text:span><text:span text:style-name="T10">adaj</text:span><text:span text:style-name="T5">ą</text:span><text:span text:style-name="T10">c, </text:span><text:span text:style-name="T5">ś</text:span><text:span text:style-name="T10">ci</text:span><text:span text:style-name="T5">ą</text:span><text:span text:style-name="T10">gn</text:span><text:span text:style-name="T5">ąć</text:span><text:span text:style-name="T10"> armaty i piechoty spod Kamie</text:span><text:span text:style-name="T5">ń</text:span><text:span text:style-name="T10">ca zamierza</text:span><text:span text:style-name="T5">ł</text:span><text:span text:style-name="T10"> a nawet werbunek si</text:span><text:span text:style-name="T5">ł</text:span><text:span text:style-name="T10"> nowych spo</text:span><text:span text:style-name="T5">ś</text:span><text:span text:style-name="T10">r</text:span><text:span text:style-name="T5">ó</text:span><text:span text:style-name="T10">d z Rzeczpospolit</text:span><text:span text:style-name="T5">ą</text:span><text:span text:style-name="T10"> pogodzonych Kozak</text:span><text:span text:style-name="T5">ó</text:span><text:span text:style-name="T10">w rozpocz</text:span><text:span text:style-name="T5">ął</text:span><text:span text:style-name="T10">. Wojsko deputacj</text:span><text:span text:style-name="T5">ę</text:span><text:span text:style-name="T10"> wysy</text:span><text:span text:style-name="T5">ł</text:span><text:span text:style-name="T10">a, aby szturmowa</text:span><text:span text:style-name="T5">ć</text:span><text:span text:style-name="T10"> zezwolono. Spieszona kawaleria szturmuje.</text:span></text:p>
      <text:p text:style-name="P15"/>
      <text:p text:style-name="P10">Gromienie Kozaków</text:p>
      <text:p text:style-name="P10">Tak oto pola Ukrainy po raz kolejny sp<text:span text:style-name="T5">ł</text:span><text:span text:style-name="T10">yn</text:span><text:span text:style-name="T5">ęł</text:span><text:span text:style-name="T10">y krwi</text:span><text:span text:style-name="T5">ą</text:span><text:span text:style-name="T10"> bratni</text:span><text:span text:style-name="T5">ą</text:span><text:span text:style-name="T10">, w walce, kt</text:span><text:span text:style-name="T5">ó</text:span><text:span text:style-name="T10">ra nikomu nic nie przynios</text:span><text:span text:style-name="T5">ł</text:span><text:span text:style-name="T10">a.</text:span></text:p>
      <text:p text:style-name="P4"/>
      <text:p text:style-name="P10">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7"/>
      <text:p text:style-name="P3"/>
      <text:p text:style-name="P3"/>
      <text:p text:style-name="P3"><text:s/></text:p>
      <text:p text:style-name="P1"/>
      <text:p text:style-name="P1"><text:soft-page-break/></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11-02T09:13:59.82</dc:date>
    <meta:editing-cycles>1133</meta:editing-cycles>
    <meta:editing-duration>P1DT20H26M3S</meta:editing-duration>
    <meta:document-statistic meta:table-count="0" meta:image-count="0" meta:object-count="0" meta:page-count="34" meta:paragraph-count="308" meta:word-count="17292" meta:character-count="11697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